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7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3.246cm" fo:break-before="auto" style:use-optimal-row-height="fals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0.665cm" fo:break-before="auto" style:use-optimal-row-height="true"/>
    </style:style>
    <style:style style:name="ro8" style:family="table-row">
      <style:table-row-properties style:row-height="0.688cm" fo:break-before="auto" style:use-optimal-row-height="true"/>
    </style:style>
    <style:style style:name="ro9" style:family="table-row">
      <style:table-row-properties style:row-height="4.657cm" fo:break-before="auto" style:use-optimal-row-height="true"/>
    </style:style>
    <style:style style:name="ro10" style:family="table-row">
      <style:table-row-properties style:row-height="2.346cm" fo:break-before="auto" style:use-optimal-row-height="true"/>
    </style:style>
    <style:style style:name="ro11" style:family="table-row">
      <style:table-row-properties style:row-height="2.381cm" fo:break-before="auto" style:use-optimal-row-height="true"/>
    </style:style>
    <style:style style:name="ro12" style:family="table-row">
      <style:table-row-properties style:row-height="5.503cm" fo:break-before="auto" style:use-optimal-row-height="true"/>
    </style:style>
    <style:style style:name="ro13" style:family="table-row">
      <style:table-row-properties style:row-height="0.859cm" fo:break-before="auto" style:use-optimal-row-height="true"/>
    </style:style>
    <style:style style:name="ro14" style:family="table-row">
      <style:table-row-properties style:row-height="3.104cm" fo:break-before="auto" style:use-optimal-row-height="true"/>
    </style:style>
    <style:style style:name="ro15" style:family="table-row">
      <style:table-row-properties style:row-height="3.951cm" fo:break-before="auto" style:use-optimal-row-height="true"/>
    </style:style>
    <style:style style:name="ro16" style:family="table-row">
      <style:table-row-properties style:row-height="7.655cm" fo:break-before="auto" style:use-optimal-row-height="true"/>
    </style:style>
    <style:style style:name="ro17" style:family="table-row">
      <style:table-row-properties style:row-height="1.588cm" fo:break-before="auto" style:use-optimal-row-height="true"/>
    </style:style>
    <style:style style:name="ro18" style:family="table-row">
      <style:table-row-properties style:row-height="3.175cm" fo:break-before="auto" style:use-optimal-row-height="true"/>
    </style:style>
    <style:style style:name="ro19" style:family="table-row">
      <style:table-row-properties style:row-height="2.399cm" fo:break-before="auto" style:use-optimal-row-height="true"/>
    </style:style>
    <style:style style:name="ro20" style:family="table-row">
      <style:table-row-properties style:row-height="3.863cm" fo:break-before="auto" style:use-optimal-row-height="true"/>
    </style:style>
    <style:style style:name="ro21" style:family="table-row">
      <style:table-row-properties style:row-height="4.621cm" fo:break-before="auto" style:use-optimal-row-height="true"/>
    </style:style>
    <style:style style:name="ro22" style:family="table-row">
      <style:table-row-properties style:row-height="4.639cm" fo:break-before="auto" style:use-optimal-row-height="true"/>
    </style:style>
    <style:style style:name="ro23" style:family="table-row">
      <style:table-row-properties style:row-height="5.45cm" fo:break-before="auto" style:use-optimal-row-height="true"/>
    </style:style>
    <style:style style:name="ro24" style:family="table-row">
      <style:table-row-properties style:row-height="3.157cm" fo:break-before="auto" style:use-optimal-row-height="true"/>
    </style:style>
    <style:style style:name="ro25" style:family="table-row">
      <style:table-row-properties style:row-height="1.623cm" fo:break-before="auto" style:use-optimal-row-height="true"/>
    </style:style>
    <style:style style:name="ro26" style:family="table-row">
      <style:table-row-properties style:row-height="4.24cm" fo:break-before="auto" style:use-optimal-row-height="false"/>
    </style:style>
    <style:style style:name="ro27" style:family="table-row">
      <style:table-row-properties style:row-height="3.933cm" fo:break-before="auto" style:use-optimal-row-height="true"/>
    </style:style>
    <style:style style:name="ro28" style:family="table-row">
      <style:table-row-properties style:row-height="5.415cm" fo:break-before="auto" style:use-optimal-row-height="true"/>
    </style:style>
    <style:style style:name="ro29" style:family="table-row">
      <style:table-row-properties style:row-height="5.38cm" fo:break-before="auto" style:use-optimal-row-height="true"/>
    </style:style>
    <style:style style:name="ro30" style:family="table-row">
      <style:table-row-properties style:row-height="3.916cm" fo:break-before="auto" style:use-optimal-row-height="true"/>
    </style:style>
    <style:style style:name="ro31" style:family="table-row">
      <style:table-row-properties style:row-height="3.217cm" fo:break-before="auto" style:use-optimal-row-height="false"/>
    </style:style>
    <style:style style:name="ro32" style:family="table-row">
      <style:table-row-properties style:row-height="6.209cm" fo:break-before="auto" style:use-optimal-row-height="true"/>
    </style:style>
    <style:style style:name="ro33" style:family="table-row">
      <style:table-row-properties style:row-height="3.122cm" fo:break-before="auto" style:use-optimal-row-height="true"/>
    </style:style>
    <style:style style:name="ro34" style:family="table-row">
      <style:table-row-properties style:row-height="6.897cm" fo:break-before="auto" style:use-optimal-row-height="true"/>
    </style:style>
    <style:style style:name="ro35" style:family="table-row">
      <style:table-row-properties style:row-height="6.138cm" fo:break-before="auto" style:use-optimal-row-height="true"/>
    </style:style>
    <style:style style:name="ro36" style:family="table-row">
      <style:table-row-properties style:row-height="8.414cm" fo:break-before="auto" style:use-optimal-row-height="true"/>
    </style:style>
    <style:style style:name="ro37" style:family="table-row">
      <style:table-row-properties style:row-height="3.096cm" fo:break-before="auto" style:use-optimal-row-height="true"/>
    </style:style>
    <style:style style:name="ro38" style:family="table-row">
      <style:table-row-properties style:row-height="6.918cm" fo:break-before="auto" style:use-optimal-row-height="true"/>
    </style:style>
    <style:style style:name="ro39" style:family="table-row">
      <style:table-row-properties style:row-height="1.586cm" fo:break-before="auto" style:use-optimal-row-height="true"/>
    </style:style>
    <style:style style:name="ro40" style:family="table-row">
      <style:table-row-properties style:row-height="1.566cm" fo:break-before="auto" style:use-optimal-row-height="true"/>
    </style:style>
    <style:style style:name="ro41" style:family="table-row">
      <style:table-row-properties style:row-height="2.332cm" fo:break-before="auto" style:use-optimal-row-height="true"/>
    </style:style>
    <style:style style:name="ro42" style:family="table-row">
      <style:table-row-properties style:row-height="0.774cm" fo:break-before="auto" style:use-optimal-row-height="true"/>
    </style:style>
    <style:style style:name="ro43" style:family="table-row">
      <style:table-row-properties style:row-height="0.647cm" fo:break-before="auto" style:use-optimal-row-height="true"/>
    </style:style>
    <style:style style:name="ro44" style:family="table-row">
      <style:table-row-properties style:row-height="0.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5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1" style:family="table-cell" style:parent-style-name="Default">
      <style:table-cell-properties fo:wrap-option="no-wrap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27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0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Tahoma" style:font-name-asian="Arial" style:font-name-complex="Tahoma"/>
    </style:style>
    <style:style style:name="T2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3-14T10:27:28.94">
            <text:p>0314</text:p>
          </table:table-cell>
          <table:table-cell table:style-name="ce10"/>
          <table:table-cell table:style-name="ce11" table:number-columns-spanned="3" table:number-rows-spanned="1"/>
          <table:covered-table-cell table:number-columns-repeated="2" table:style-name="ce17"/>
          <table:table-cell table:style-name="ce19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 office:value-type="string">
            <text:p><text:s/>큰망초 (Erigeron sumatrensis)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4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3-20T14:22:55.08">
            <text:p>0320 <text:s/>1422</text:p>
          </table:table-cell>
          <table:table-cell table:style-name="ce10"/>
          <table:table-cell table:style-name="ce15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20T14:22:55.08">
            <text:p>0320 <text:s/>1422</text:p>
          </table:table-cell>
          <table:table-cell table:style-name="ce8" table:formula="of:=NOW()" office:value-type="date" office:date-value="2022-03-20T14:22:55.08">
            <text:p>0320 <text:s/>1422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20T14:22:55.08">
            <text:p>0320 <text:s/>1422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3-20T14:22:55.08">
            <text:p>0320 <text:s/>1422</text:p>
          </table:table-cell>
          <table:table-cell table:style-name="ce8" table:formula="of:=NOW()" office:value-type="date" office:date-value="2022-03-20T14:22:55.08">
            <text:p>0320 <text:s/>1422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5"/>
          <table:table-cell table:number-columns-repeated="1011"/>
        </table:table-row>
        <table:table-row table:style-name="ro7" table:number-rows-repeated="104846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18"/>
          <table:table-cell table:style-name="ce30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6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18"/>
          <table:table-cell table:style-name="ce31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32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18"/>
          <table:table-cell table:style-name="ce22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18"/>
          <table:table-cell table:style-name="ce22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1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1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18"/>
          <table:table-cell table:style-name="ce20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18"/>
          <table:table-cell table:style-name="ce20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/>
          <table:table-cell table:number-columns-repeated="1010"/>
        </table:table-row>
        <table:table-row table:style-name="ro25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18"/>
          <table:table-cell table:style-name="ce20" office:value-type="string">
            <text:p><text:a xlink:href="https://www.pref.kanagawa.jp/docs/x6z/tc30/jinko/jinkotokei.html">https://www.pref.kanagawa.jp/docs/x6z/tc30/jinko/jinkotokei.html</text:a></text:p>
            <text:p><text:span text:style-name="T2">C:\WORKS_2\WS\WS_Others.JVEMV6\JVEMV6\37_miscs\9_prog_lang\data\jinkotosetai_r4_2_copy.ods copy_2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0" office:value-type="string">
            <text:p>p-1</text:p>
          </table:table-cell>
          <table:table-cell table:style-name="ce28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18"/>
          <table:table-cell table:style-name="ce20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18"/>
          <table:table-cell table:style-name="ce19" office:value-type="string">
            <text:p><text:span text:style-name="T2"><text:a xlink:href="https://www.mlit.go.jp/statistics/details/t-jutaku-2_tk_000002.html">https://www.mlit.go.jp/statistics/details/t-jutaku-2_tk_000002.html</text:a></text:span></text:p>
            <text:p><text:span text:style-name="T2">C:\WORKS_2\shortcuts_docs\log-session_JVE_41_economics_12_watching.log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18"/>
          <table:table-cell table:style-name="ce20"/>
          <table:table-cell table:style-name="Default" office:value-type="string">
            <text:p>diary_20220208_122422[kakusaiR2].ods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6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18"/>
          <table:table-cell table:style-name="ce20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18"/>
          <table:table-cell table:style-name="ce20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18"/>
          <table:table-cell table:style-name="ce20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2T11:05:17.88">
            <text:p>031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18"/>
          <table:table-cell table:style-name="ce20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nasty marca. <text:s/>|| يوم السبت، الثاني عشر، شهر شعبان. yawm-l-sapti / al-thaaniy / shaharu[miesia_ca || Księ : (1) Wiek : 9,4. [2] Ciała niebieskie : (1) 3/13, 20 godzina. Regulus. Wysokość tego, to jest około 50 stopnia. Około samo jak Betelgez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&lt;1&gt; Kuro była na lokacji w pobliżu schodach. &lt;2&gt; Po zobaczeniu mnie i rozpoczęciu chodzić, ona rozciąga jej ciał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절기 : &lt;1&gt; 경칩(3/5), 제 여덟(8) 날. &lt;2&gt; 72후 : 차후 : (2) 태양. &lt;1&gt; 황도 경도 : 351.305° (12일, 7시, 아침).</text:p>
          </table:table-cell>
          <table:covered-table-cell table:number-columns-repeated="2" table:style-name="ce18"/>
          <table:table-cell table:style-name="ce20" office:value-type="string">
            <text:p><text:a xlink:href="http://koyomi.vis.ne.jp/sub/sunmoon_long.htm">http://koyomi.vis.ne.jp/sub/sunmoon_long.htm</text:a> </text:p>
            <text:p><text:a xlink:href="https://eco.mtk.nao.ac.jp/koyomi/yoko/2021/rekiyou212.html">https://eco.mtk.nao.ac.jp/koyomi/yoko/2021/rekiyou212.html</text:a>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엽습을 위한 곡. 새로운. (2) 기술 : &lt;1&gt; `삼 소리 연 (3 音 連)` 를 할 수 있었다. &lt;2&gt; 즉, 하나 구멍에서 3 개의 음역의 소리를 낸다. 구멍은 제 3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تتولى قوة الاحتلال <text:s/>/ مثل هذا نقل، أو إخلء، <text:s/>/ أنها تضمن / الإقامة الصحيح. </text:p>
            <text:p>tatawalaa[take-over / mithl-hadza-nuqlu[such-this-transfer / aw-axla'u / annahaa[one.pl / tad^manu[gwarantuja_ / al-iqaamatu[accomodation.e / al-s^ah^iyh^u[proper.e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일본어 : ヒメオドリコソウ. 한국어 : 자주광대나물. &lt;1&gt; 원산지 : 유럽 (위키 일본). 소아시아 (위키 폴란드). &lt;2&gt; 생애 : 두해살이 풀. &lt;a&gt; 즉, 가을에 싹이나서, 겨울을 넘어, 봄에 꽃을 피운다. &lt;3&gt; 형태 : &lt;a&gt; 줄기에 짧은 털이 있다.</text:p>
          </table:table-cell>
          <table:covered-table-cell table:number-columns-repeated="2" table:style-name="ce18"/>
          <table:table-cell table:style-name="ce20" office:value-type="string">
            <text:p><text:a xlink:href="https://blog.daum.net/kheenn/11422522">https://blog.daum.net/kheenn/11422522</text:a></text:p>
            <text:p><text:a xlink:href="https://ja.wikipedia.org/wiki/ヒメオドリコソウ">https://ja.wikipedia.org/wiki/ヒメオドリコソウ</text:a></text:p>
            <text:p><text:a xlink:href="https://pl.wikipedia.org/wiki/Jasnota_purpurowa">https://pl.wikipedia.org/wiki/Jasnota_purpurowa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：（1）日本名古屋市。城市中央地区遭到美军空袭。（a）然后，5月14日，名古屋城也遭到空袭。烧毁，丢失。(1945)（2）日本福岛县。福岛第一核电厂。氢气爆。(2011) （3）日本旧陆军军人小野田寛郎[lang2（日语：おのだひろお），从菲律宾卢邦岛飞往，抵达日本羽田机场。（197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Ciudad de Kawasaki (El año calendario de Reiwa segundo) (1) Ingresos desde los impuestos municipal : &lt;a&gt; Trescientos cuarenta y cinco mil millones de Yenes (3,450億円). &lt;b&gt; Es disminución del cinco por ciento ante el año anterior. &lt;c&gt; La cifra exacta es dieciocho mil millones (180億円) / El presupuesto del Cuenta General : Ochocientos veinte mil millones (8,200億円) / (2) El Cuenta Especial. &lt;a&gt; Cuatrocientos sesenta y ocho mil millones. &lt;b&gt; La disminucion del 3.7 por ciento. &lt;c&gt; La cifra, es diecisiete punto nueve mil millones(17.9億円).</text:p>
            <text:p>n: “一般会計予算案の概要” (d-2)</text:p>
          </table:table-cell>
          <table:covered-table-cell table:number-columns-repeated="2" table:style-name="ce18"/>
          <table:table-cell table:style-name="ce20" office:value-type="string">
            <text:p>https://www.city.kawasaki.jp/230/page/0000125926.html <text:s/>/ :d-2 https://www.city.kawasaki.jp/230/cmsfiles/contents/0000125/125926/21bunkatuban1.pdf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date" office:date-value="2022-03-14T09:26:05.44">
            <text:p>031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trzynasty Marca. || يوم الأحد. (yawm-al-ah^ad-i) / الثالث عشر، شهر شعبان. || </text:p>
            <text:p>القمر (al-qamaru) : (sun:age) سن. : </text:p>
            <text:p>عشرة فاصلة أربعة. (faas^ila / arbaA) 10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 (qat^at^u)</text:p>
            <text:p>(1) Kuro. Na ścianie w pobliżu schodach. &lt;1&gt; Wydałem dźwięk moim językiem. &lt;2&gt; Mike już zaczęła płakać. Ale na chwilę pozwalam jej zrobić toczeni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(3/5) 제 아홉 날. 복숭아 처음으로 웃는다. <text:s/>(2) 태양 : 황도 경도 : 352.303° (13 일, 7시) [trzysta pięćdziesiąt dwa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새로운 연습 항목. &lt;1&gt; 하나 소리를 쭉 계속해서 낸다. (2) 여점은, &lt;1&gt; 내는 소리, 그 높이와 강약을 평평하게 유지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2">
            <text:p>8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개망초 : &lt;1&gt; 학명 : Erigeron Annuus. &lt;2&gt; 일본 : ヒメジョオン、姫女菀 히매-저온. (2) 분류 : &lt;1&gt; 국화과 asteraceae (중국어 : 菊科 ju2ke1 / 일본 : キク科) &lt;2&gt; 개망초속 Erigeron (중국 : 飞蓬属 / 일몬 : ムカシヨモギ属). (3) 다른 잡초, 일본의 `ハルジオン` (하루지온) 과 닮아 있다. &lt;1&gt; 구별 방법. 겉보기으로. &lt;2&gt; 개망초의 꽃잎. 그 폭이 `ハルジオン` (이하 `하루`) 의보다 더 넓다. &lt;3&gt; 하루의 꽃잎은 더 좁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。（1）日本，初次，大阪大空袭。（a）13日夜间，接近午夜的时刻开始。（b）空袭持续大概3个小时。(1945) / （2）越南。奠边府战役开始。持续到5月7日。（195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2" office:value-type="string" table:number-columns-spanned="3" table:number-rows-spanned="1">
            <text:p>Ciała niebieskie : (1) Regulus. &lt;1&gt; Po arabsku : نجم المليك nadhim-l-maliyki-i, oznaczając `Gwiazda króla` &lt;2&gt; Przesunięcie : +0,20E-4. (2) Regulus jest gwiazdą wielokrotną, fizycznie. &lt;1&gt; Składa się z dwóch par, w sumie, czterech gwiazd. (3) Charakterystyka obserwacyjna. &lt;1&gt; Obserwowana wielkość : 1,40. &lt;2&gt; najciemniejsze wśród 23 gwiazd jaśniejszych niż 1,50, z wyjątkiem słońc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85">
            <text:p>8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5T09:27:24.38">
            <text:p>031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czternasty marca.</text:p>
            <text:p>يوم الإثنين، يوم الإثنين، الرابع عشر من شهر مارس. / (العاشر من شهر شعبان)</text:p>
            <text:p>al-AAshiru / min / shahar-i / sha`baan</text:p>
            <text:p>القمر.</text:p>
            <text:p>al-qamaru[<text:a xlink:href="mailto:ksie_z@yca">ksie_z@yca</text:a> / سن[sun:wiek.pl. : 11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1">(1) Kuro. &lt;1&gt; Kiedy zbliżałem się do ściany karmienia, ona zeszła i zaczęła <text:s/>pobiegać do mnie. (2) Mike. &lt;1&gt; Najpierw na ścianie. &lt;2&gt; Chwyciłem ją. &lt;3&gt; Ona robi krzyczący głos. &lt;4&gt; Na ziemię, ona kaczki. A potem pobiegł na ulicy. &lt;5&gt; później, poszedłem na zachodnej działce. Ona wewnątrz ogrodzenia. &lt;6&gt; Powiedziałem jej, `Chodź`. &lt;7&gt; Z powrotem w parku, Mike nie przychodzi do ściany. Pozostaje wewnątrz ogrodzenia. &lt;8&gt; Dałem ją jedzenie przez ogrodzenie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간지:임인(壬寅). 절기:경칩. 제 열 (10) 날. 차후(次候) 제 다섯(5) 날. / (2) 태양 : &lt;1&gt; 황도 경도 (黄道経度) : 353.301°</text:p>
            <text:p>[ثلثمائه وثلاثة وخمسون.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오후 조기에 제1회 `악기의 한 때`. &lt;1&gt; 연습 뿐. 연습 뿐 있는데, 즉, 단순하게, 한두 개의 소리를 낼 것뿐이지만, 이 소리가 너무 아름다워서, 단순히 소리를 듣고 있는 것만으로 자신의 머리 속이 가벼워진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개망초(일본 : ヒメジョオン 姫女菀 E.annuus). `E. philadelphicus` (일본 : ハルジオン 春紫菀) 과의 분별하는 방법. &lt;1&gt; E.a. &lt;a&gt; 꽃의 수, 더 많다. &lt;b&gt; 크기, 작다. <text:s/>&lt;c&gt; 꽃잎의 폭, 좁다. 자세하다. &lt;2&gt; 뿌리에 잎이 있는지 : E.a. --&gt; 없음 / E.p. --&gt; 있음. / [2] E.p. (ハルジオン) : 지식 : (1) 꽃이 피는시기 : 4-6 월 (E.a. 개망초, ヒメジョオン : 6-10 월. E.p. 보다 늦다.)</text:p>
          </table:table-cell>
          <table:covered-table-cell table:number-columns-repeated="2" table:style-name="ce18"/>
          <table:table-cell table:style-name="ce20" office:value-type="string">
            <text:p>https://ja.wikipedia.org/wiki/ハルジオン#ヒメジョオンとの見分け方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 office:value-type="date" office:date-value="2022-03-16T09:21:35.49">
            <text:p>031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rorek, piętnasty marca.</text:p>
            <text:p>يوم الثلاثاء. / الخامس عشر من شهر مارس. (حسب التقويم هجري) / (حسب التقويم هجري : الحادي عشر من شعبان)</text:p>
            <text:p>h^asab-al-taqwiym-i[<text:a xlink:href="mailto:wedl%60ug-kalendarza-hidz@ry">wedl`ug-kalendarza-hidz@ry</text:a> / hidhriyu[</text:p>
            <text:p>سن القمر. : 12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1">(1) Kuro. &lt;1&gt; Na śnianie w pobliżu schodów. &lt;2&gt; bardziej dokładnie, prawie na środku między ogrorzeniem wystającym i schodami. (2) Mike. &lt;1&gt; Nie zeszli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[1] 달력 : &lt;1&gt; 화요일. &lt;2&gt; 간지 : 임인 (壬寅) (3) 절기 : 경칩. 제 열하나 날. &lt;2&gt; 말후(末候) : &lt;a&gt; 일본 : 채충화접 (菜虫化蝶). 채충이 나비가 된다. / [2] 태양 : (1) 황도 경도 : 354.297°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7">
            <text:p>7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2회 `악기의 한 때`. (2) 기술에 관해 : &lt;1&gt; `대갑 소리`, 구멍 셋. <text:s/>구멍 넷 보다 숨의 각도는 더 아래 일까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살갈퀴 (일본 : ヤハズノエンドウ 矢筈豌豆 야하즈너-엔더우). &lt;1&gt; 꽃이 피는 시기 : 3-6 월. &lt;2&gt; 학명 : 종 : vicia sativa subsp. nigra (위키 일본) &lt;3&gt; 원산지 : 지중해, 고대 근동. &lt;4&gt; 열매 : 식용에 할 수 있다. &lt;5&gt; 씨: 씨도 볶아서 먹을 수 있다. &lt;6&gt; 일본명 `야하즈` 의 유래. &lt;a&gt; `야하즈` 는 화살의 뒤의 끝 (후단 後端). 이 자리는 형태가 `V자` 형이 되고 있다. &lt;b&gt; 한편, 이 풀의 잎의 첨단도 형태가 약간 `V자` 로 되고 있다. &lt;c&gt; 그래서, 화살으로부터의 비유로서, `야하즈` 라고 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 office:value-type="date" office:date-value="2022-03-17T10:54:34.8">
            <text:p>031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szósnasty marca. </text:p>
            <text:p>يوم الأربعاء، السادس عشر من شهر مارس. / (حسب التقويم هجري : الثاني عشر من شهر شعبان )</text:p>
            <text:p>سن القمر : 13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Obaj na ścianie. &lt;1&gt; Mike, w pobliżu wystającego ogrodzenia. &lt;2&gt; Kuro, w pobliżu schodów. (2) Po przybyciu do ściany karmienia, jednak, Mike idzie wewnątrz ogrodzenia. Robijąc krzyk. (3) W czasie, kiedy skończyłem dając solidne jedzenie Kuro, Mike wy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&lt;1&gt; 수요일. (2) 이슬람력 : 1443년. &lt;2&gt; 육십갑자(六十甲子) : 임인 (壬寅) &lt;4&gt; (3) 경칩 (啓蟄). 제 열둘 날. &lt;2&gt; 말 후 (末候). 중국 : 鷹化為鳩 (응화위구). 응(鷹)가 비둘기가 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`가구라` (일본어 : 神楽) 에서 부는 것 같은 곡. 작곡. &lt;2&gt; 슬러를 다용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 office:value-type="date" office:date-value="2022-03-18T16:02:54.63">
            <text:p>0318</text:p>
          </table:table-cell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자주광대나물 (일본 : ヒメオドリコソウ 히매-어도리커-서. 한자 : 姫踊り子草) &lt;1&gt; `자주` 는, `자주빛` 의 `자주`. 이 풀의 꽃의 색. &lt;2&gt; `광대` 는 예능인들의 총칭. (2) 지식 : &lt;1&gt; 원산지 : 유럽. &lt;2&gt; 생애: 한해살이풀. 다만, 발아한 상태로 겨울을 보낸다. (일본 : 월년초 越年草). &lt;3&gt; 다만, 한국어 위키의 기사에 따라(3월 18일 기준), 발아한 상태로 겨울을 보낸 경우, 분류는 두해살이풀이다.</text:p>
          </table:table-cell>
          <table:covered-table-cell table:number-columns-repeated="2" table:style-name="ce18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7">
            <text:p>7</text:p>
          </table:table-cell>
          <table:table-cell table:style-name="ce7" office:value-type="date" office:date-value="2022-03-19T11:19:57.020001">
            <text:p>031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osiemnasty marca.</text:p>
            <text:p>يوم الجمعة، الثامن عشر من شهر مارس. / حسب التقويم هجري، الرابع عشر من شهر شعبان.</text:p>
            <text:p>h^asaba-'-taqwiym-i / hidhuriyu</text:p>
            <text:p>سن القمو : ١٥.٤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Padał. (2) Kiedy dotarłem do ściany, byli tam już. &lt;1&gt; Podeszli do mnie. (3) Dałem im jedzenie przez ogrodzenie. &lt;1&gt; Jeden pakiet dla każdeg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&lt;1&gt; 이슬람력 : 1443년. &lt;2&gt; 육십갑자 : 임인(壬寅). (2) 경칩. &lt;1&gt; 제 열넷 날. &lt;2&gt; 말후(末候) 제 넷 날. 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&lt;1&gt; 이 회는, 곡의 분류는 `가그라` (한자 : 神楽. 일본 신토에서의 무악.) 이 아니라, 일본의 `엔카` (한자 : 演歌) 처럼 멜로디의 곡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3">
            <text:p>3</text:p>
          </table:table-cell>
          <table:table-cell table:style-name="ce7"/>
          <table:table-cell table:style-name="ce10" office:value-type="string">
            <text:p>p-B1</text:p>
          </table:table-cell>
          <table:table-cell table:style-name="ce12" office:value-type="string" table:number-columns-spanned="3" table:number-rows-spanned="1">
            <text:p>[ciała niebieskie.] Myślę, że to był przedwczoraj, o dziesiątej w nocy, na werandzie, widziałem jedną gwiazdę na wschodnim niebie. (2) Ta gwiazd, chyba, Arktur. &lt;1&gt; Po chińsku, 大角星 (Duży róg). &lt;2&gt; Stacja księżycowa : 亢宿 gang1xiu4. Szyja. &lt;3&gt; Konstelacja : Duża szyja. / (3) Dane podstawowe tej gwiazdy : &lt;1&gt; Odległość : 36,8 roku świeltnego. &lt;2&gt; Najjaśniejsza w gwiazdzbiore Wolarza. &lt;3&gt; Jedna z czterech najjaśniejszych gwiazd (z wyjątkiem słońca). &lt;4&gt; Wartość w liczbie, to jest -0,05. (Dla odniesienia, Procjon, jego wartość jest +0,37 / Denebola, to jest 2,13.)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05">
            <text:p>10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B1</text:p>
          </table:table-cell>
          <table:table-cell table:style-name="ce16" office:value-type="string" table:number-columns-spanned="3" table:number-rows-spanned="1">
            <text:p>(1) the security of the population. أمن السكان.</text:p>
            <text:p>amunu-skaan-i</text:p>
            <text:p>imperative military reasons .</text:p>
            <text:p>حتمية الأسباب عسكرية.</text:p>
            <text:p>h^atmiya[imperative.e / al-asbaab[wzgle_dy / Askariya[wojskowa</text:p>
            <text:p>(2) Such evacuations</text:p>
            <text:p>توقفت الأعمال العدائية</text:p>
            <text:p>tawaqafat[ustal`y / al-aAmaal[dzial`nia / al-Adaa'iyat-i[wojenne</text:p>
            <text:p>n: article 46 <text:a xlink:href="https://ihl-databases.icrc.org/applic/ihl/ihl.nsf/Article.xsp?action=openDocument&amp;documentId=E3BC5FE53C7E6ACAC12563CD0051BD6F">https://ihl-databases.icrc.org/applic/ihl/ihl.nsf/Article.xsp?action=openDocument&amp;documentId=E3BC5FE53C7E6ACAC12563CD0051BD6F</text:a>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2">
            <text:p>2</text:p>
          </table:table-cell>
          <table:table-cell table:style-name="ce7"/>
          <table:table-cell table:style-name="ce10" office:value-type="string">
            <text:p>r-B1</text:p>
          </table:table-cell>
          <table:table-cell table:style-name="ce16" office:value-type="string" table:number-columns-spanned="3" table:number-rows-spanned="1">
            <text:p>`Пакт неитралитете между СССР и Японией`. (1) Дата подписания : тринадцатое апреля, 1941 года. (2) срок го'дности[<text:a xlink:href="mailto:waz@nos">waz@nos</text:a>`c`. (3) уведомление[notice об утилизации[disposal. (4) Коне'ц[koniec сро'ка[termin.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日ソ中立条約#条約破棄">https://ja.wikipedia.org/wiki/日ソ中立条約#条約破棄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3">
            <text:p>3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Prespuesto para Departamento del Abastecimiento Hídrico y Red de Saneamiento. (1) En total, ciento cincuenta y ocho mil millones de yenes. (1,587億円) (2) abastecimiento : Renovacion, haciendo resistente al terremoto : ciento treinta y siete (137) de oku yenes. (3) Saneamiento : Contra inundacion, terremoto : Cincuenta y cuatro (54) de oku yenes. (4) Red de saneamiento con estilo convergente. trabajo de su mejora : veintitrés (23) de oku yenes.</text:p>
            <text:p>próximo: Prespuestos de otros departamentos.</text:p>
          </table:table-cell>
          <table:covered-table-cell table:number-columns-repeated="2" table:style-name="ce18"/>
          <table:table-cell table:style-name="ce20" office:value-type="string">
            <text:p>mark:20220319_132735</text:p>
            <text:p>C:\WORKS_2\shortcuts_docs\log_diary-memos.log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08">
            <text:p>108</text:p>
          </table:table-cell>
          <table:table-cell table:style-name="ce5" table:formula="of:=[.B105]+1" office:value-type="float" office:value="4">
            <text:p>4</text:p>
          </table:table-cell>
          <table:table-cell table:style-name="ce7" office:value-type="date" office:date-value="2022-03-20T10:39:59.22">
            <text:p>032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ziewiętnasty marca.</text:p>
            <text:p>يوم السبت، التاسع من شهر مارس. / حسب التقويم هجري، الخامس عشر من شهر شعبان.</text:p>
            <text:p>سن القمو : 16.4 / minęło pół punktów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1">(1) Padał. Obaj wewnątrz ogrodzenia. (2) Chyba, około czasu kiedy zacząłem dawać jedzenie forma pasty, jedny głos kota przyszedł z prawej strony przestrzeni pod basenie. &lt;1&gt; Kot jest Don. &lt;2&gt; Mówię do niego, `Dam ci wkrótce`. (2) Teraz, Mike zniknąła. &lt;1&gt; W tym momencie, Don też wydaje się, że zniknął. <text:s/>&lt;2&gt; Potem, Kuro też pójdzie na południe basena. &lt;3&gt; Następnie, Don pojawił się z prawej strony. (3) Otwieram nową torbę jedzenia, przyklejam go przez ogrodzenie. &lt;1&gt; Don nie ucieknie. &lt;2&gt; Przychodzi tuż za ogrodzeniem, zaczyna jeść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29" office:value-type="string" table:number-columns-spanned="3" table:number-rows-spanned="1">
            <text:p><text:s/>토요일. &lt;1&gt; 히지라력 1443. &lt;2&gt; 갑자 : 임인. (2) 경칩(3/5). &lt;1&gt; 제 열다섯(15) 날. &lt;2&gt; 말후, 제 다섯 날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작곡. &lt;1&gt; 이 번, 일본 `가그라` 에 사용될 처럼 곡. &lt;2&gt; 두 삼 개의 마디들 만으로 만든다. &lt;3&gt; 이 들 작은 `분자` (分子) 를, 더, 두 삼 개 만든다. (2) 머리에 떠올라 온 것들만 <text:s/>쓴다. &lt;1&gt; 스스로 머리에 전압(電圧)을 걸고 만듬, 는, 하지 않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6" office:value-type="string" table:number-columns-spanned="3" table:number-rows-spanned="1">
            <text:p>isiZulu wulimi ngesinye[jedny sezilimi[je_zyka eNingizimu[pol`udniowy Afrika[Afryk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1">
          <table:table-cell table:style-name="ce2" table:formula="of:=ROW()-1" office:value-type="float" office:value="113">
            <text:p>1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t-1</text:p>
          </table:table-cell>
          <table:table-cell table:style-name="ce16" office:value-type="string" table:number-columns-spanned="3" table:number-rows-spanned="1">
            <text:p>türkiye[Turcja cumhuriyeti'nin[republika ilk[pierwsza cumhurbaşkan.ıdır[byl`-prezydent. / ordunun[armii bir[jeden subay.ıydı[oficer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14">
            <text:p>114</text:p>
          </table:table-cell>
          <table:table-cell table:style-name="ce5" table:formula="of:=[.B112]+1" office:value-type="float" office:value="2">
            <text:p>2</text:p>
          </table:table-cell>
          <table:table-cell table:style-name="ce7"/>
          <table:table-cell table:style-name="ce10" office:value-type="string">
            <text:p>c-B1</text:p>
          </table:table-cell>
          <table:table-cell table:style-name="ce12" office:value-type="string" table:number-columns-spanned="3" table:number-rows-spanned="1">
            <text:p>历史：（1）达赖喇嘛[da2lai4la3ma0。西方公园1999年。在智利首都圣地亚哥。受到记者的质问，他回答说 `可能值得，人们原谅[liang4皮诺切特[--qie-，因为他，作为个人，是个老人。` / （2）知识：（a）智利的钱总统。从西方公元1973年到90年。2006年死。</text:p>
          </table:table-cell>
          <table:covered-table-cell table:number-columns-repeated="2" table:style-name="ce18"/>
          <table:table-cell table:style-name="ce20" office:value-type="string">
            <text:p>##doc:20220320_140932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3">
            <text:p>3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8">
            <text:p>11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2">
            <text:p>2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3">
            <text:p>3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6">
            <text:p>6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24">
            <text:p>1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2">
            <text:p>2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27">
            <text:p>127</text:p>
          </table:table-cell>
          <table:table-cell table:style-name="ce5" table:formula="of:=[.B127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28">
            <text:p>128</text:p>
          </table:table-cell>
          <table:table-cell table:style-name="ce5" table:formula="of:=[.B128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29">
            <text:p>129</text:p>
          </table:table-cell>
          <table:table-cell table:style-name="ce5" table:formula="of:=[.B129]+1" office:value-type="float" office:value="6">
            <text:p>6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30">
            <text:p>130</text:p>
          </table:table-cell>
          <table:table-cell table:style-name="ce5" table:formula="of:=[.B130]+1" office:value-type="float" office:value="7">
            <text:p>7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31">
            <text:p>131</text:p>
          </table:table-cell>
          <table:table-cell table:style-name="ce5" table:formula="of:=[.B131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2">
          <table:table-cell table:number-columns-repeated="2" office:value-type="string">
            <text:p>*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20T14:22:56.05">
            <text:p>0320 <text:s/>1422</text:p>
          </table:table-cell>
          <table:table-cell table:style-name="ce8" table:formula="of:=NOW()" office:value-type="date" office:date-value="2022-03-20T14:22:56.05">
            <text:p>0320 <text:s/>1422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20T14:22:56.05">
            <text:p>0320 <text:s/>1422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2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43">
          <table:table-cell table:number-columns-repeated="3"/>
          <table:table-cell table:style-name="ce8" table:formula="of:=NOW()" office:value-type="date" office:date-value="2022-03-20T14:22:56.05">
            <text:p>0320 <text:s/>1422</text:p>
          </table:table-cell>
          <table:table-cell table:style-name="ce8" table:formula="of:=NOW()" office:value-type="date" office:date-value="2022-03-20T14:22:56.05">
            <text:p>0320 <text:s/>1422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43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43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43" table:number-rows-repeated="2">
          <table:table-cell table:number-columns-repeated="12"/>
          <table:table-cell table:style-name="ce25"/>
          <table:table-cell table:number-columns-repeated="1011"/>
        </table:table-row>
        <table:table-row table:style-name="ro43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43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43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43">
          <table:table-cell table:number-columns-repeated="12"/>
          <table:table-cell table:style-name="ce25"/>
          <table:table-cell table:number-columns-repeated="1011"/>
        </table:table-row>
        <table:table-row table:style-name="ro44">
          <table:table-cell table:number-columns-repeated="2"/>
          <table:table-cell table:style-name="ce1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44">
          <table:table-cell table:number-columns-repeated="2"/>
          <table:table-cell table:style-name="ce18" office:value-type="string" table:number-columns-spanned="4" table:number-rows-spanned="1">
            <text:p>diary_20220131_122412_R97Y.ods</text:p>
          </table:table-cell>
          <table:covered-table-cell table:number-columns-repeated="3" table:style-name="ce27"/>
          <table:table-cell table:number-columns-repeated="6"/>
          <table:table-cell table:style-name="ce8"/>
          <table:table-cell table:number-columns-repeated="1011"/>
        </table:table-row>
        <table:table-row table:style-name="ro44">
          <table:table-cell table:number-columns-repeated="2"/>
          <table:table-cell table:style-name="ce27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44">
          <table:table-cell table:number-columns-repeated="2"/>
          <table:table-cell table:style-name="ce27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5"/>
          <table:table-cell table:number-columns-repeated="1011"/>
        </table:table-row>
        <table:table-row table:style-name="ro43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43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43" table:number-rows-repeated="31">
          <table:table-cell table:number-columns-repeated="12"/>
          <table:table-cell table:style-name="ce25"/>
          <table:table-cell table:number-columns-repeated="1011"/>
        </table:table-row>
        <table:table-row table:style-name="ro43" table:number-rows-repeated="1048368">
          <table:table-cell table:number-columns-repeated="1024"/>
        </table:table-row>
        <table:table-row table:style-name="ro4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0">2022/03/20</text:date>, <text:time>14:42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20T14:42:20.88</dc:date>
    <dc:creator>iwabuchi ken</dc:creator>
    <meta:editing-duration>P15DT23H28S</meta:editing-duration>
    <meta:editing-cycles>2216</meta:editing-cycles>
    <meta:generator>OpenOffice/4.1.3$Win32 OpenOffice.org_project/413m1$Build-9783</meta:generator>
    <meta:document-statistic meta:table-count="2" meta:cell-count="976" meta:object-count="0"/>
  </office:meta>
</office:document-meta>
</file>